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1">
      <style:text-properties fo:color="#000000" loext:opacity="100%" fo:font-size="20pt" style:font-size-asian="20pt" style:font-size-complex="20pt"/>
    </style:style>
    <style:style style:name="P3" style:family="paragraph" style:parent-style-name="List_20_Bullet" style:list-style-name="WWNum1"/>
    <style:style style:name="P4" style:family="paragraph" style:parent-style-name="Standard">
      <style:text-properties fo:font-style="italic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1204c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33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issió 2: No tot el que brilla és or</text:h>
      <text:p text:style-name="Standard"/>
      <text:p text:style-name="P4">Reflexionem sobre el món de les xarxes socials</text:p>
      <text:p text:style-name="Standard"><text:span text:style-name="T2">Objectiu de la missió:</text:span><text:line-break/>Entendre millor com funcionen els likes, els reptes virals i la pressió social a Internet, i com això ens pot afectar.</text:p>
      <text:h text:style-name="Heading_20_2" text:outline-level="2">1. Pensa i opina (respon aquestes preguntes):</text:h>
      <text:p text:style-name="Standard"/>
      <text:list xml:id="list3442714954" text:style-name="WWNum1">
        <text:list-item>
          <text:p text:style-name="P3">Per què creus que molta gent vol tindre molts “m’agrada” i seguidors?<text:line-break/><text:line-break/>.................................................................................................…</text:p>
          <text:p text:style-name="P3"/>
        </text:list-item>
        <text:list-item>
          <text:p text:style-name="P3">Com creus que pot afectar això a l’autoestima de les persones?<text:line-break/><text:line-break/>.................................................................................................…</text:p>
          <text:p text:style-name="P3"/>
        </text:list-item>
        <text:list-item>
          <text:p text:style-name="P3">Has vist mai reptes virals perillosos? Quins problemes poden causar?<text:line-break/><text:line-break/>.................................................................................................…</text:p>
          <text:p text:style-name="P3"/>
        </text:list-item>
        <text:list-item>
          <text:p text:style-name="P3">Què pots fer tu per no sentir-te pressionat o pressionada a les xarxes?<text:line-break/><text:line-break/>.................................................................................................…</text:p>
          <text:p text:style-name="P3"/>
        </text:list-item>
        <text:list-item>
          <text:p text:style-name="P3">Coneixes exemples de gent que utilitza les xarxes per ajudar o fer coses bones?<text:line-break/><text:line-break/>.................................................................................................…</text:p>
          <text:p text:style-name="P3"/>
        </text:list-item>
        <text:list-item>
          <text:p text:style-name="P3">En què es diferencia el que som a la vida real del que mostrem a Internet?<text:line-break/><text:line-break/>.................................................................................................…</text:p>
          <text:p text:style-name="P3"/>
        </text:list-item>
        <text:list-item>
          <text:p text:style-name="P3">Com pots cuidar el teu benestar digital i no enganxar-te massa a les xarxes?<text:line-break/><text:line-break/>....................................................................................................</text:p>
        </text:list-item>
      </text:list>
      <text:h text:style-name="Heading_20_2" text:outline-level="2"/>
      <text:h text:style-name="P1" text:outline-level="2">2. Investiga un <text:span text:style-name="T3">poc</text:span></text:h>
      <text:p text:style-name="Standard">Busca informació sobre alguns d’estos temes. <text:span text:style-name="T5">Escriu breument el que trobes:</text:span></text:p>
      <text:list xml:id="list85414566834677" text:continue-numbering="true" text:style-name="WWNum1">
        <text:list-item>
          <text:p text:style-name="P3">“Cultura del like i salut mental”</text:p>
        </text:list-item>
        <text:list-item>
          <text:p text:style-name="P3">“Autoestima i validació a les xarxes”</text:p>
        </text:list-item>
        <text:list-item>
          <text:p text:style-name="P3">“Perills dels reptes virals”</text:p>
        </text:list-item>
        <text:list-item>
          <text:p text:style-name="P3">“Pressió social a Internet”</text:p>
        </text:list-item>
        <text:list-item>
          <text:p text:style-name="P3">“Influencers positius a les xarxes”</text:p>
          <text:p text:style-name="P3"/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7-07T08:54:14.119188779</dc:date>
    <meta:editing-duration>PT8M6S</meta:editing-duration>
    <meta:generator>LibreOffice/7.4.7.2$Linux_X86_64 LibreOffice_project/40$Build-2</meta:generator>
    <meta:document-statistic meta:table-count="0" meta:image-count="0" meta:object-count="0" meta:page-count="2" meta:paragraph-count="25" meta:word-count="205" meta:character-count="1742" meta:non-whitespace-character-count="1567"/>
    <meta:user-defined meta:name="AppVersion">14.0000</meta:user-defined>
    <meta:template xlink:type="simple" xlink:actuate="onRequest" xlink:title="Normal.dotm" xlink:href=""/>
  </office:meta>
</office:document-meta>
</file>